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.85cm" table:align="left"/>
    </style:style>
    <style:style style:name="Tabela1.A" style:family="table-column">
      <style:table-column-properties style:column-width="0.584cm"/>
    </style:style>
    <style:style style:name="Tabela1.B" style:family="table-column">
      <style:table-column-properties style:column-width="1.26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.85cm" table:align="left"/>
    </style:style>
    <style:style style:name="Tabela2.A" style:family="table-column">
      <style:table-column-properties style:column-width="0.584cm"/>
    </style:style>
    <style:style style:name="Tabela2.B" style:family="table-column">
      <style:table-column-properties style:column-width="1.266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ce097" officeooo:paragraph-rsid="000ce097"/>
    </style:style>
    <style:style style:name="P2" style:family="paragraph" style:parent-style-name="Standard">
      <style:paragraph-properties fo:text-align="center" style:justify-single-word="false"/>
      <style:text-properties fo:color="#646464" style:font-name="Monospace" fo:font-size="10pt" officeooo:rsid="0004aeae" officeooo:paragraph-rsid="00052122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98f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ae05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52122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52122" officeooo:paragraph-rsid="00052122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52122" officeooo:paragraph-rsid="00052122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aae05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aae05" officeooo:paragraph-rsid="000aae05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officeooo:paragraph-rsid="000a98fc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onospace" fo:font-size="10pt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0" style:font-name="Monospace" fo:font-size="10pt" fo:font-style="italic" officeooo:rsid="000aae05" officeooo:paragraph-rsid="000aae05" style:font-size-asian="10pt" style:font-style-asian="italic"/>
    </style:style>
    <style:style style:name="P16" style:family="paragraph" style:parent-style-name="Text_20_body">
      <style:text-properties officeooo:rsid="0004aeae" officeooo:paragraph-rsid="0004aeae"/>
    </style:style>
    <style:style style:name="P17" style:family="paragraph" style:parent-style-name="Text_20_body">
      <style:paragraph-properties fo:text-align="center" style:justify-single-word="false"/>
      <style:text-properties officeooo:rsid="0004aeae" officeooo:paragraph-rsid="00052122"/>
    </style:style>
    <style:style style:name="P18" style:family="paragraph" style:parent-style-name="Text_20_body">
      <style:paragraph-properties fo:text-align="center" style:justify-single-word="false"/>
      <style:text-properties fo:font-weight="bold" officeooo:rsid="0004aeae" officeooo:paragraph-rsid="00052122" style:font-weight-asian="bold" style:font-weight-complex="bold"/>
    </style:style>
    <style:style style:name="P19" style:family="paragraph" style:parent-style-name="Text_20_body">
      <style:text-properties fo:color="#800000" officeooo:rsid="000aae05" officeooo:paragraph-rsid="000aae05"/>
    </style:style>
    <style:style style:name="P20" style:family="paragraph" style:parent-style-name="Text_20_body">
      <style:text-properties officeooo:rsid="000ce097" officeooo:paragraph-rsid="000ce097"/>
    </style:style>
    <style:style style:name="P21" style:family="paragraph" style:parent-style-name="Text_20_body">
      <style:text-properties officeooo:rsid="000a98fc"/>
    </style:style>
    <style:style style:name="P22" style:family="paragraph" style:parent-style-name="Text_20_body">
      <style:text-properties officeooo:rsid="000a98fc" officeooo:paragraph-rsid="000a98fc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Frame_20_contents">
      <style:paragraph-properties fo:text-align="center" style:justify-single-word="false"/>
      <style:text-properties officeooo:rsid="000ce097" officeooo:paragraph-rsid="000ce097"/>
    </style:style>
    <style:style style:name="P25" style:family="paragraph" style:parent-style-name="Table_20_Contents">
      <style:paragraph-properties fo:text-align="start" style:justify-single-word="false"/>
      <style:text-properties officeooo:rsid="000aae05" officeooo:paragraph-rsid="000aae05"/>
    </style:style>
    <style:style style:name="P26" style:family="paragraph" style:parent-style-name="Text_20_body">
      <style:text-properties officeooo:rsid="000e9c0a" officeooo:paragraph-rsid="000e9c0a"/>
    </style:style>
    <style:style style:name="P27" style:family="paragraph" style:parent-style-name="Text_20_body">
      <style:text-properties officeooo:paragraph-rsid="00103b91"/>
    </style:style>
    <style:style style:name="P28" style:family="paragraph" style:parent-style-name="Frame_20_contents">
      <style:text-properties officeooo:rsid="000e9c0a" officeooo:paragraph-rsid="000e9c0a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52122" style:font-size-asian="10pt"/>
    </style:style>
    <style:style style:name="T3" style:family="text">
      <style:text-properties fo:color="#000000" style:font-name="Monospace" fo:font-size="10pt" officeooo:rsid="0005b847" style:font-size-asian="10pt"/>
    </style:style>
    <style:style style:name="T4" style:family="text">
      <style:text-properties fo:color="#000000" style:font-name="Monospace" fo:font-size="10pt" officeooo:rsid="0008b495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646464" style:font-name="Monospace" fo:font-size="10pt" style:font-size-asian="10pt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0000c0" style:font-name="Monospace" fo:font-size="10pt" fo:font-style="italic" style:font-size-asian="10pt" style:font-style-asian="italic"/>
    </style:style>
    <style:style style:name="T11" style:family="text">
      <style:text-properties fo:color="#0000c0" style:font-name="Monospace" fo:font-size="10pt" fo:font-style="italic" officeooo:rsid="000aae05" style:font-size-asian="10pt" style:font-style-asian="italic"/>
    </style:style>
    <style:style style:name="T12" style:family="text">
      <style:text-properties fo:color="#0000c0" style:font-name="Monospace" fo:font-size="10pt" fo:font-style="italic" officeooo:rsid="000c32ba" style:font-size-asian="10pt" style:font-style-asian="italic"/>
    </style:style>
    <style:style style:name="T13" style:family="text">
      <style:text-properties officeooo:rsid="0006ed9e"/>
    </style:style>
    <style:style style:name="T14" style:family="text">
      <style:text-properties fo:color="#800000" officeooo:rsid="0006ed9e"/>
    </style:style>
    <style:style style:name="T15" style:family="text">
      <style:text-properties officeooo:rsid="000aae05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officeooo:rsid="00103b9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Heading"><draw:frame draw:style-name="fr1" draw:name="Quadro3" text:anchor-type="paragraph" svg:x="7.218cm" svg:y="0.713cm" svg:width="11.756cm" draw:z-index="2"><draw:text-box fo:min-height="16.12cm"><text:p text:style-name="P21">@Id</text:p><text:p text:style-name="P22">@GeneratedValue</text:p><text:p text:style-name="P12"><text:tab/>@Id</text:p><text:p text:style-name="P4"><text:span text:style-name="T7"><text:tab/>@GeneratedValue</text:span><text:span text:style-name="T1">(strategy = GenerationType.</text:span><text:span text:style-name="T10">IDENTITY</text:span><text:span text:style-name="T1">)</text:span></text:p><text:p text:style-name="P3"><text:span text:style-name="T1"><text:tab/></text:span><text:span text:style-name="T8">public</text:span><text:span text:style-name="T1"> Integer getId() {</text:span></text:p><text:p text:style-name="P3"><text:span text:style-name="T1"><text:tab/><text:tab/></text:span><text:span text:style-name="T8">return</text:span><text:span text:style-name="T1"> </text:span><text:span text:style-name="T9">id</text:span><text:span text:style-name="T1">;</text:span></text:p><text:p text:style-name="P13"><text:tab/>}</text:p><text:p text:style-name="P13"/><text:p text:style-name="P10"/><text:p text:style-name="P11">@Id → Define que uma atributo vai ser a PRIMARY KEY em um banco de dados(Id).</text:p><text:p text:style-name="P11">@GeneratedValue → Define que o valor do id(PRIMARY KEY) será gerado pelo banco.</text:p><text:p text:style-name="P11"/><text:p text:style-name="P5"><text:span text:style-name="T15"><text:s/></text:span><text:span text:style-name="T11">IDENTITY → ultiliza uma sequencia normal, 1,2,3,4. para qual quer tabela. </text:span><text:span text:style-name="T12">(Contador local)</text:span></text:p><text:p text:style-name="P5"/><text:p text:style-name="P5"><text:span text:style-name="T11">SEQUENCE → Ultiliza essa sequencia em varias tabelas. </text:span><text:span text:style-name="T12">(Contador Global)</text:span></text:p><text:p text:style-name="P15">Ex:</text:p><text:p text:style-name="P15">t1 e t2, adicionei em t1 → t2 → t1 → t2,fica:</text:p><text:p text:style-name="P11"/><text:p text:style-name="P11"><text:span text:style-name="T11">t</text:span><text:span text:style-name="T10">1:</text:span></text:p><table:table table:name="Tabela1" table:style-name="Tabela1"><table:table-column table:style-name="Tabela1.A"/><table:table-column table:style-name="Tabela1.B"/><table:table-row><table:table-cell table:style-name="Tabela1.A1" office:value-type="string"><text:p text:style-name="P25">Id</text:p></table:table-cell><table:table-cell table:style-name="Tabela1.B1" office:value-type="string"><text:p text:style-name="P25">Nome</text:p></table:table-cell></table:table-row><table:table-row><table:table-cell table:style-name="Tabela1.A2" office:value-type="string"><text:p text:style-name="P25">1</text:p></table:table-cell><table:table-cell table:style-name="Tabela1.B2" office:value-type="string"><text:p text:style-name="P25">add1</text:p></table:table-cell></table:table-row><table:table-row><table:table-cell table:style-name="Tabela1.A2" office:value-type="string"><text:p text:style-name="P25">3</text:p></table:table-cell><table:table-cell table:style-name="Tabela1.B2" office:value-type="string"><text:p text:style-name="P25">add3</text:p></table:table-cell></table:table-row></table:table><text:p text:style-name="P15">t2:</text:p><table:table table:name="Tabela2" table:style-name="Tabela2"><table:table-column table:style-name="Tabela2.A"/><table:table-column table:style-name="Tabela2.B"/><table:table-row><table:table-cell table:style-name="Tabela2.A1" office:value-type="string"><text:p text:style-name="P25">Id</text:p></table:table-cell><table:table-cell table:style-name="Tabela2.B1" office:value-type="string"><text:p text:style-name="P25">Nome</text:p></table:table-cell></table:table-row><table:table-row><table:table-cell table:style-name="Tabela2.A2" office:value-type="string"><text:p text:style-name="P25">2</text:p></table:table-cell><table:table-cell table:style-name="Tabela2.B2" office:value-type="string"><text:p text:style-name="P25">add2</text:p></table:table-cell></table:table-row><table:table-row><table:table-cell table:style-name="Tabela2.A2" office:value-type="string"><text:p text:style-name="P25">3</text:p></table:table-cell><table:table-cell table:style-name="Tabela2.B2" office:value-type="string"><text:p text:style-name="P25">add3</text:p></table:table-cell></table:table-row></table:table><text:p text:style-name="P5"/><text:p text:style-name="P5"/><text:p text:style-name="P19">ATENÇÃO: ELE PODE SER DECLARADO TANTO, ENCIMA DO GET QUANTO SET, POR CONVENÇÃO UTILIZA-SE O GET.</text:p></draw:text-box></draw:frame>Blog</text:p>
      <text:p text:style-name="P16"><draw:frame draw:style-name="fr1" draw:name="Quadro1" text:anchor-type="paragraph" svg:x="-1cm" svg:y="0.109cm" svg:width="7.426cm" draw:z-index="0"><draw:text-box fo:min-height="4.441cm"><text:p text:style-name="P18">@Entity</text:p><text:p text:style-name="P2">@Entity</text:p><text:p text:style-name="P7"><text:span text:style-name="T8">public</text:span><text:span text:style-name="T1"> </text:span><text:span text:style-name="T8">class</text:span><text:span text:style-name="T1"> Blog {</text:span><text:span text:style-name="T2">}</text:span></text:p><text:p text:style-name="P17"/><text:p text:style-name="P17">Eu defino que a classe é uma Entidade <text:span text:style-name="T14">PERSISTENTE</text:span>, ou seja, que será criados objetos com suas propriedades (atributos + gets and Sets) <text:span text:style-name="T13">PARA SEREM PERSISTIDOS DO BANCO DE DADOS.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Quadro2" text:anchor-type="paragraph" svg:x="-1.065cm" svg:y="0.051cm" svg:width="7.44cm" draw:z-index="1"><draw:text-box fo:min-height="5.539cm"><text:p text:style-name="P9">@Size</text:p><text:p text:style-name="P6"/><text:p text:style-name="P6"><text:span text:style-name="T1"><text:tab/></text:span><text:span text:style-name="T7">@Size</text:span><text:span text:style-name="T1">(min=1, max=100, “</text:span><text:span text:style-name="T3">Messagem </text:span><text:span text:style-name="T4">de erro</text:span><text:span text:style-name="T1">”)</text:span></text:p><text:p text:style-name="P6"><text:span text:style-name="T1"><text:tab/></text:span><text:span text:style-name="T8">public</text:span><text:span text:style-name="T1"> String getName() {</text:span></text:p><text:p text:style-name="P6"><text:span text:style-name="T1"><text:tab/><text:tab/></text:span><text:span text:style-name="T8">return</text:span><text:span text:style-name="T1"> </text:span><text:span text:style-name="T9">name</text:span><text:span text:style-name="T1">;</text:span></text:p><text:p text:style-name="P14"><text:tab/>}</text:p><text:p text:style-name="P6"/><text:p text:style-name="P8"><text:span text:style-name="T1">Define o tamanho máximo e minimo do campo </text:span><text:span text:style-name="T4">e a messagem de erro a ser exibida.</text:span></text:p><text:p text:style-name="P23"/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Heading">Geral</text:p>
      <text:p text:style-name="P20"/>
      <text:p text:style-name="P16"><draw:frame draw:style-name="fr1" draw:name="Quadro4" text:anchor-type="paragraph" svg:x="-0.751cm" svg:y="-0.18cm" svg:width="7.398cm" draw:z-index="3"><draw:text-box fo:min-height="5.098cm"><text:p text:style-name="P24">Caso você queria conferir alguma coisa faça um @Override no toString</text:p><text:p text:style-name="P24"/><text:p text:style-name="P1"><text:span text:style-name="T1"><text:tab/></text:span><text:span text:style-name="T7">@Override</text:span></text:p><text:p text:style-name="P6"><text:span text:style-name="T1"><text:tab/></text:span><text:span text:style-name="T8">public</text:span><text:span text:style-name="T1"> String toString() {</text:span></text:p><text:p text:style-name="P6"><text:span text:style-name="T1"><text:tab/><text:tab/></text:span><text:span text:style-name="T8">return</text:span><text:span text:style-name="T1"> </text:span><text:span text:style-name="T16">"Blog [id="</text:span><text:span text:style-name="T1"> + </text:span><text:span text:style-name="T9">id</text:span><text:span text:style-name="T1"> + </text:span><text:span text:style-name="T16">", name="</text:span><text:span text:style-name="T1"> + </text:span><text:span text:style-name="T9">name</text:span><text:span text:style-name="T1"> + </text:span><text:span text:style-name="T16">", description="</text:span></text:p><text:p text:style-name="P6"><text:span text:style-name="T1"><text:tab/><text:tab/><text:tab/><text:tab/>+ </text:span><text:span text:style-name="T9">description</text:span><text:span text:style-name="T1"> + </text:span><text:span text:style-name="T16">"]"</text:span><text:span text:style-name="T1">;</text:span></text:p><text:p text:style-name="P14"><text:tab/>}</text:p><text:p text:style-name="P14"><text:tab/></text:p><text:p text:style-name="P24"/></draw:text-box></draw:frame><draw:frame draw:style-name="fr1" draw:name="Quadro6" text:anchor-type="paragraph" svg:x="7.461cm" svg:y="-0.095cm" svg:width="10.287cm" draw:z-index="4"><draw:text-box fo:min-height="3.965cm"><text:p text:style-name="P28">INTEGER → OBJETO</text:p><text:p text:style-name="P28">INT → <text:s/>PRIMITIVO</text:p><text:p text:style-name="Text_20_body"/><text:p text:style-name="Text_20_body">blog.getId().intValue() == databaseBlog.getId().intValue()</text:p><text:p text:style-name="P26">outra maneira de pegar o valor do objeto para comparar 2 Integer.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Quadro5" text:anchor-type="paragraph" svg:width="9.142cm" draw:z-index="5"><draw:text-box fo:min-height="6.452cm"><text:p text:style-name="Text_20_body">#PESQUISAR</text:p><text:p text:style-name="Text_20_body"/><text:p text:style-name="P27">esse seria um boxing e unboxing se o <text:span text:style-name="T17">c</text:span>ompilador perceber se pode ser cinvertido, ele convert.</text:p><text:p text:style-name="P27"><text:s/>blog.getId() == databaseBlog.getId().intValue();</text:p><text:p text:style-name="P27"><text:s/>Integer i = 10; </text:p><text:p text:style-name="P27">perceba que é um objeto, por isso ele tá <text:s/>fazendo um boxing, colocando o valor 10 para mim</text:p><text:p text:style-name="Text_20_body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8:07:17.251003003</meta:creation-date>
    <dc:date>2014-05-27T18:42:46.800419295</dc:date>
    <meta:editing-duration>PT43M33S</meta:editing-duration>
    <meta:editing-cycles>14</meta:editing-cycles>
    <meta:generator>LibreOffice/4.2.4.2$Linux_X86_64 LibreOffice_project/420m0$Build-2</meta:generator>
    <meta:document-statistic meta:table-count="2" meta:image-count="0" meta:object-count="0" meta:page-count="4" meta:paragraph-count="58" meta:word-count="273" meta:character-count="1615" meta:non-whitespace-character-count="1370"/>
  </office:meta>
</office:document-meta>
</file>